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5.935cm"/>
    </style:style>
    <style:style style:name="Tabelle1.C" style:family="table-column">
      <style:table-column-properties style:column-width="5.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1995" officeooo:paragraph-rsid="00091995"/>
    </style:style>
    <style:style style:name="P2" style:family="paragraph" style:parent-style-name="Table_20_Contents">
      <style:text-properties fo:font-weight="bold" officeooo:rsid="00091995" officeooo:paragraph-rsid="00091995" style:font-weight-asian="bold" style:font-weight-complex="bold"/>
    </style:style>
    <style:style style:name="P3" style:family="paragraph" style:parent-style-name="Table_20_Contents">
      <style:text-properties officeooo:rsid="000d624f" officeooo:paragraph-rsid="000d624f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77c" fo:font-weight="bol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677c" officeooo:paragraph-rsid="000d624f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d624f"/>
    </style:style>
    <style:style style:name="P8" style:family="paragraph" style:parent-style-name="Text_20_body">
      <style:text-properties officeooo:rsid="000e80d8" officeooo:paragraph-rsid="000e80d8"/>
    </style:style>
    <style:style style:name="T1" style:family="text">
      <style:text-properties officeooo:rsid="000ad956"/>
    </style:style>
    <style:style style:name="T2" style:family="text">
      <style:text-properties officeooo:rsid="000adac4"/>
    </style:style>
    <style:style style:name="T3" style:family="text">
      <style:text-properties officeooo:rsid="000bba8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QtDxf01Lib</text:p>
      <text:h text:style-name="Heading_20_1" text:outline-level="1">Signals and Slots</text:h>
      <text:h text:style-name="Heading_20_2" text:outline-level="2">Update Table from Map</text:h>
      <text:h text:style-name="Heading_20_2" text:outline-level="2">Update Map from Tabl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Signal</text:p>
          </table:table-cell>
          <table:table-cell table:style-name="Tabelle1.A1" office:value-type="string">
            <text:p text:style-name="P2">Slot</text:p>
          </table:table-cell>
          <table:table-cell table:style-name="Tabelle1.C1" office:value-type="string">
            <text:p text:style-name="P2">Text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  <text:p text:style-name="P6"/>
            <text:p text:style-name="Table_20_Contents"/>
          </table:table-cell>
          <table:table-cell table:style-name="Tabelle1.A2" office:value-type="string">
            <text:p text:style-name="P4">sstSlotUpdateTab-<text:span text:style-name="T3">TYPE-</text:span></text:p>
            <text:p text:style-name="Table_20_Contents"/>
          </table:table-cell>
          <table:table-cell table:style-name="Tabelle1.C2" office:value-type="string">
            <text:p text:style-name="P1">Tab Model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View)</text:span></text:p>
          </table:table-cell>
          <table:table-cell table:style-name="Tabelle1.C2" office:value-type="string">
            <text:p text:style-name="P3">Tab Model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View)</text:span></text:p>
          </table:table-cell>
          <table:table-cell table:style-name="Tabelle1.C2" office:value-type="string">
            <text:p text:style-name="P3">Tab View</text:p>
          </table:table-cell>
        </table:table-row>
        <table:table-row>
          <table:table-cell table:style-name="Tabelle1.A2" office:value-type="string">
            <text:p text:style-name="P6">sstSgnlTab-<text:span text:style-name="T2">TYPE-</text:span>Changed</text:p>
          </table:table-cell>
          <table:table-cell table:style-name="Tabelle1.A2" office:value-type="string">
            <text:p text:style-name="P7">sstSlotUpdateTab-<text:span text:style-name="T3">TYPE-(Group)</text:span></text:p>
          </table:table-cell>
          <table:table-cell table:style-name="Tabelle1.C2" office:value-type="string">
            <text:p text:style-name="P1">Tab View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5">sstSlotUpdateMap</text:p>
          </table:table-cell>
          <table:table-cell table:style-name="Tabelle1.C2" office:value-type="string">
            <text:p text:style-name="P1">Group Box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P1"><text:span text:style-name="T1">Qt </text:span>Map</text:p>
          </table:table-cell>
        </table:table-row>
      </table:table>
      <text:p text:style-name="Text_20_body"/>
      <text:h text:style-name="Heading_20_1" text:outline-level="1">DXF to PainterPath</text:h>
      <text:h text:style-name="Heading_20_2" text:outline-level="2">Hatch to PainterPath</text:h>
      <text:p text:style-name="Text_20_body"/>
      <text:p text:style-name="Text_20_body"><draw:frame draw:style-name="fr1" draw:name="Objekt1" text:anchor-type="paragraph" svg:x="0.088cm" svg:y="0.291cm" svg:width="7.459cm" svg:height="1.35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>Und</text:p>
      <text:p text:style-name="P8"><draw:frame draw:style-name="fr1" draw:name="Objekt2" text:anchor-type="paragraph" svg:x="-0.152cm" svg:y="0.198cm" svg:width="5.239cm" svg:height="3.61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E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7:13:30.218967696</meta:creation-date>
    <dc:date>2019-11-19T07:27:56.453170845</dc:date>
    <meta:editing-duration>PT46M57S</meta:editing-duration>
    <meta:editing-cycles>8</meta:editing-cycles>
    <meta:generator>LibreOffice/6.0.7.3$Linux_X86_64 LibreOffice_project/00m0$Build-3</meta:generator>
    <meta:document-statistic meta:table-count="1" meta:image-count="0" meta:object-count="2" meta:page-count="1" meta:paragraph-count="26" meta:word-count="44" meta:character-count="395" meta:non-whitespace-character-count="3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Hatch_HatchEdg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6.5" calcext:value-type="float">
            <text:p>106,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0.5" calcext:value-type="float">
            <text:p>100,5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.00.0000</text:date>, <text:time style:data-style-name="N2" text:time-value="07:23:05.7087745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stQtDxf01ViewTe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23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.00.0000</text:date>, <text:time style:data-style-name="N2" text:time-value="07:27:30.6116292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